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0cd0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9a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595" draw:layer="" svg:width="49.96230160000pt" svg:height="100.00000000000pt" svg:x="100.03770400000pt" svg:y="0.00000000000pt"/>
          <draw:rect draw:style-name="gr3" draw:id="shape3" draw:name="rect593" draw:layer="" svg:width="49.89285920000pt" svg:height="100.00000000000pt"/>
          <draw:rect draw:style-name="gr4" draw:id="shape4" draw:name="rect594" draw:layer="" svg:width="50.14484240000pt" svg:height="100.00000000000pt" svg:x="49.89285920000pt" svg:y="0.00000000000pt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3:37</dc:date>
    <meta:creation-date>2011-05-22T06:11:57</meta:creation-date>
    <dc:creator>Yue Liu</dc:creator>
  </office:meta>
</office:document-meta>
</file>